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,Bold" svg:font-family="'Times New Roman,Bold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iberation Serif" fo:font-size="14pt" fo:language="en" fo:country="US" officeooo:rsid="0007f002" officeooo:paragraph-rsid="0007f002" fo:background-color="#ffffff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erif" fo:font-size="14pt" fo:language="en" fo:country="US" fo:font-weight="bold" officeooo:rsid="0007f002" officeooo:paragraph-rsid="0007f002" fo:background-color="#fffff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officeooo:paragraph-rsid="000628a6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officeooo:paragraph-rsid="000628a6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Liberation Serif" fo:font-size="14pt" officeooo:paragraph-rsid="000628a6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0628a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weight="bold" officeooo:paragraph-rsid="000628a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6f00f" officeooo:paragraph-rsid="0006f00f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fo:language="en" fo:country="US" officeooo:rsid="0007f002" officeooo:paragraph-rsid="0007f002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8pt" fo:language="en" fo:country="US" officeooo:rsid="0007f002" officeooo:paragraph-rsid="0007f002" style:font-size-asian="8pt" style:font-size-complex="8pt"/>
    </style:style>
    <style:style style:name="P11" style:family="paragraph" style:parent-style-name="Text_20_body">
      <style:paragraph-properties fo:text-align="start" style:justify-single-word="false"/>
      <style:text-properties fo:color="#000000" style:font-name="Liberation Serif" fo:font-size="8pt" fo:language="en" fo:country="US" officeooo:rsid="0007f002" officeooo:paragraph-rsid="0007f002" fo:background-color="#ffffff" style:font-size-asian="8pt" style:font-size-complex="8pt"/>
    </style:style>
    <style:style style:name="P12" style:family="paragraph" style:parent-style-name="Text_20_body">
      <style:text-properties style:font-name="Liberation Serif" fo:font-size="8pt" style:font-size-asian="8pt" style:font-size-complex="8pt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erif" fo:font-size="8pt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4pt" fo:language="en" fo:country="US" officeooo:rsid="0007f002" officeooo:paragraph-rsid="0007f002" fo:background-color="#ffffff" style:font-size-asian="14pt" style:font-size-complex="14pt"/>
    </style:style>
    <style:style style:name="P15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erif" fo:font-size="8pt" officeooo:paragraph-rsid="0007f002" style:font-size-asian="8pt" style:font-size-complex="8pt"/>
    </style:style>
    <style:style style:name="T1" style:family="text">
      <style:text-properties officeooo:rsid="000628a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28a6" style:font-weight-asian="normal" style:font-weight-complex="normal"/>
    </style:style>
    <style:style style:name="T4" style:family="text">
      <style:text-properties fo:language="en" fo:country="US" officeooo:rsid="000628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ІНІСТЕРСТВО ОСВІТИ І НАУКИ УКРАЇНИ</text:p>
      <text:p text:style-name="P3">Національний Технічний Університет України</text:p>
      <text:p text:style-name="P3">«Київський Політехнічний Інститут»</text:p>
      <text:p text:style-name="P3">Факультет інформатики та обчислювальної техніки</text:p>
      <text:p text:style-name="P3">Кафедра обчислювальної техніки</text:p>
      <text:p text:style-name="P3"/>
      <text:p text:style-name="P3"/>
      <text:p text:style-name="P3"/>
      <text:p text:style-name="P3"/>
      <text:p text:style-name="P3"/>
      <text:p text:style-name="P3">Лабораторна робота №<text:span text:style-name="T4">5</text:span></text:p>
      <text:p text:style-name="P3">з дисципліни «Системне програмування – 1»</text:p>
      <text:p text:style-name="P3">на тему: «<text:span text:style-name="T2">Програмування </text:span><text:span text:style-name="T3">множення</text:span><text:span text:style-name="T2"> </text:span><text:span text:style-name="T3">чисел</text:span><text:span text:style-name="T2"> підвищеної розрядності»</text:span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Виконав: <text:s text:c="26"/></text:p>
      <text:p text:style-name="P5">студент 2-го курсу ФІОТ</text:p>
      <text:p text:style-name="P5">групи ІВ-71 <text:s text:c="21"/></text:p>
      <text:p text:style-name="P5">Мазан Я. В. <text:s text:c="21"/></text:p>
      <text:p text:style-name="P5">Перевірив: <text:s text:c="23"/></text:p>
      <text:p text:style-name="P5">Старший викладач <text:s text:c="9"/></text:p>
      <text:p text:style-name="P5">Порєв В. М. <text:s text:c="20"/></text:p>
      <text:p text:style-name="P4"/>
      <text:p text:style-name="P4"/>
      <text:p text:style-name="P4"/>
      <text:p text:style-name="P4"/>
      <text:p text:style-name="P3">Київ – 2019</text:p>
      <text:p text:style-name="P7"><text:soft-page-break/>Мета:</text:p>
      <text:p text:style-name="P4"><text:span text:style-name="T2">Навчитися</text:span> програмувати на асемблері множення чисел підвищеної</text:p>
      <text:p text:style-name="P4">розрядності, а також закріпити навички програмування власних процедур у</text:p>
      <text:p text:style-name="P4">модульному проекті.</text:p>
      <text:p text:style-name="P4"/>
      <text:p text:style-name="P7">Варіант завдання:</text:p>
      <text:p text:style-name="P4">N=<text:span text:style-name="T1">9</text:span></text:p>
      <text:p text:style-name="P4">n = N*2+30 = <text:span text:style-name="T1">48</text:span></text:p>
      <text:p text:style-name="P4"/>
      <text:p text:style-name="P8">Код програми:</text:p>
      <text:p text:style-name="P4"/>
      <text:p text:style-name="P9">main.asm:</text:p>
      <text:p text:style-name="P10"/>
      <text:p text:style-name="P11">%include "io.inc"</text:p>
      <text:p text:style-name="P13">%include "multiply.asm"</text:p>
      <text:p text:style-name="P12"/>
      <text:p text:style-name="P13">%macro PRINT_LONG 2 ; length, dword long_number</text:p>
      <text:p text:style-name="P13">mov ebp, %1</text:p>
      <text:p text:style-name="P13">mov ecx, 0</text:p>
      <text:p text:style-name="P13">%%print:</text:p>
      <text:p text:style-name="P13">dec ebp</text:p>
      <text:p text:style-name="P13">PRINT_HEX 4, [%2 + ecx*4]</text:p>
      <text:p text:style-name="P13">PRINT_STRING " "</text:p>
      <text:p text:style-name="P13">inc ecx</text:p>
      <text:p text:style-name="P13">cmp ebp, 0</text:p>
      <text:p text:style-name="P13">jnz %%print</text:p>
      <text:p text:style-name="P13">%endmacro</text:p>
      <text:p text:style-name="P12"/>
      <text:p text:style-name="P13">section .bss</text:p>
      <text:p text:style-name="P13">buffer : resd 9</text:p>
      <text:p text:style-name="P13">factorial : resd 9</text:p>
      <text:p text:style-name="P13">factorial_squared : resd 18</text:p>
      <text:p text:style-name="P13">test1 : resd 51</text:p>
      <text:p text:style-name="P13">res_test1 : resd 102</text:p>
      <text:p text:style-name="P13">;test2 : resd 51</text:p>
      <text:p text:style-name="P13">res_test2 : resd 52</text:p>
      <text:p text:style-name="P13">test3 : resd 51</text:p>
      <text:p text:style-name="P13">res_test3 : resd 102</text:p>
      <text:p text:style-name="P13">section .data</text:p>
      <text:p text:style-name="P13">test21 dd 0xffffffff</text:p>
      <text:p text:style-name="P13">var dd 1</text:p>
      <text:p text:style-name="P13">inscription db "Лабораторна №5. Виконав Мазан Ян, група ІВ-71", 0</text:p>
      <text:p text:style-name="P13">section .text</text:p>
      <text:p text:style-name="P13">global CMAIN</text:p>
      <text:p text:style-name="P13">CMAIN:</text:p>
      <text:p text:style-name="P13">mov ebp, esp; for correct debugging</text:p>
      <text:p text:style-name="P13">;write your code here</text:p>
      <text:p text:style-name="P13">xor eax, eax</text:p>
      <text:p text:style-name="P13">mov dword [factorial + 8*4], 1</text:p>
      <text:p text:style-name="P13">mov ebx, 1</text:p>
      <text:p text:style-name="P13">@factorial:</text:p>
      <text:p text:style-name="P13">push 9</text:p>
      <text:p text:style-name="P13">push factorial</text:p>
      <text:p text:style-name="P13">push dword [var]</text:p>
      <text:p text:style-name="P13">push buffer</text:p>
      <text:p text:style-name="P13">call MulFactorial</text:p>
      <text:p text:style-name="P13">add esp, 16</text:p>
      <text:p text:style-name="P13">mov eax, dword [var]</text:p>
      <text:p text:style-name="P13">inc eax</text:p>
      <text:p text:style-name="P13">mov dword [var], eax</text:p>
      <text:p text:style-name="P13">cmp eax, 48</text:p>
      <text:p text:style-name="P13"><text:soft-page-break/>jle @factorial</text:p>
      <text:p text:style-name="P13">mov esi, 0</text:p>
      <text:p text:style-name="P13">@initTest1:</text:p>
      <text:p text:style-name="P13">mov dword [test1 + 4*esi], 0xffffffff</text:p>
      <text:p text:style-name="P13">inc esi</text:p>
      <text:p text:style-name="P13">cmp esi, 51</text:p>
      <text:p text:style-name="P13">jl @initTest1</text:p>
      <text:p text:style-name="P13">@initTest3:</text:p>
      <text:p text:style-name="P13">mov dword [test3], 0xc0 ; 0b11000000</text:p>
      <text:p text:style-name="P13">PRINT_STRING inscription</text:p>
      <text:p text:style-name="P13">NEWLINE</text:p>
      <text:p text:style-name="P13">NEWLINE</text:p>
      <text:p text:style-name="P13">;incorrect</text:p>
      <text:p text:style-name="P13">push 51</text:p>
      <text:p text:style-name="P13">push test1</text:p>
      <text:p text:style-name="P13">push test1</text:p>
      <text:p text:style-name="P13">push res_test1</text:p>
      <text:p text:style-name="P13">call MulN_x_N</text:p>
      <text:p text:style-name="P13">add esp, 16</text:p>
      <text:p text:style-name="P13">NEWLINE</text:p>
      <text:p text:style-name="P13">PRINT_STRING "test1: "</text:p>
      <text:p text:style-name="P13">PRINT_LONG 102, res_test1</text:p>
      <text:p text:style-name="P13">;correct</text:p>
      <text:p text:style-name="P13">push 51</text:p>
      <text:p text:style-name="P13">push test1</text:p>
      <text:p text:style-name="P13">push test21</text:p>
      <text:p text:style-name="P13">push res_test2</text:p>
      <text:p text:style-name="P13">call MulN_x_32</text:p>
      <text:p text:style-name="P13">add esp, 16</text:p>
      <text:p text:style-name="P13">NEWLINE</text:p>
      <text:p text:style-name="P13">NEWLINE</text:p>
      <text:p text:style-name="P13">PRINT_STRING "test2: "</text:p>
      <text:p text:style-name="P13">PRINT_LONG 52, res_test2</text:p>
      <text:p text:style-name="P13">;correct</text:p>
      <text:p text:style-name="P13">push 51</text:p>
      <text:p text:style-name="P13">push test1</text:p>
      <text:p text:style-name="P13">push test3</text:p>
      <text:p text:style-name="P13">push res_test3</text:p>
      <text:p text:style-name="P13">call MulN_x_N</text:p>
      <text:p text:style-name="P13">add esp, 16</text:p>
      <text:p text:style-name="P13">NEWLINE</text:p>
      <text:p text:style-name="P13">NEWLINE</text:p>
      <text:p text:style-name="P13">PRINT_STRING "test3: "</text:p>
      <text:p text:style-name="P13">PRINT_LONG 102, res_test3</text:p>
      <text:p text:style-name="P13">NEWLINE</text:p>
      <text:p text:style-name="P13">NEWLINE</text:p>
      <text:p text:style-name="P13">PRINT_STRING "n! = "</text:p>
      <text:p text:style-name="P13">PRINT_LONG 9, factorial</text:p>
      <text:p text:style-name="P13">push 9</text:p>
      <text:p text:style-name="P13">push factorial</text:p>
      <text:p text:style-name="P13">push factorial</text:p>
      <text:p text:style-name="P13">push factorial_squared</text:p>
      <text:p text:style-name="P13">call MulN_x_N</text:p>
      <text:p text:style-name="P13">add esp, 16</text:p>
      <text:p text:style-name="P13">NEWLINE</text:p>
      <text:p text:style-name="P13">PRINT_STRING "(n!)^2 = "</text:p>
      <text:p text:style-name="P13">PRINT_LONG 18, factorial_squared</text:p>
      <text:p text:style-name="P13">ret</text:p>
      <text:p text:style-name="P1"/>
      <text:p text:style-name="P1">multiplication.asm:</text:p>
      <text:p text:style-name="P15">%include "io.inc"</text:p>
      <text:p text:style-name="P15"/>
      <text:p text:style-name="P15">section .bss</text:p>
      <text:p text:style-name="P15"><text:s text:c="4"/>i : resd 1</text:p>
      <text:p text:style-name="P15"><text:s text:c="4"/>j : resd 1</text:p>
      <text:p text:style-name="P15">section .text</text:p>
      <text:p text:style-name="P15">global mulN_x_32</text:p>
      <text:p text:style-name="P15">global mulN_x_N</text:p>
      <text:p text:style-name="P15"/>
      <text:p text:style-name="P15"><text:soft-page-break/>MulN_x_32: <text:s text:c="33"/>; size, A, B 32 bit, res</text:p>
      <text:p text:style-name="P15"><text:s text:c="4"/>push ebp</text:p>
      <text:p text:style-name="P15"><text:s text:c="4"/>mov ebp, esp</text:p>
      <text:p text:style-name="P15"><text:s text:c="4"/></text:p>
      <text:p text:style-name="P15"><text:s text:c="4"/>mov esi, dword [ebp + 20] <text:s text:c="14"/>; size</text:p>
      <text:p text:style-name="P15"><text:s text:c="4"/>mov edi, dword [ebp + 16] <text:s text:c="14"/>; A</text:p>
      <text:p text:style-name="P15"><text:s text:c="4"/>mov ebx, dword [ebp + 12] <text:s text:c="14"/>; B 32 bit</text:p>
      <text:p text:style-name="P15"><text:s text:c="4"/>mov ecx, dword [ebp + 8] <text:s text:c="15"/>; res</text:p>
      <text:p text:style-name="P15"><text:s text:c="4"/>dec esi</text:p>
      <text:p text:style-name="P15"><text:s text:c="4"/></text:p>
      <text:p text:style-name="P15"><text:s text:c="4"/>@mulN_x_32:</text:p>
      <text:p text:style-name="P15"><text:s text:c="8"/>mov eax, dword [edi + 4*esi]</text:p>
      <text:p text:style-name="P15"><text:s text:c="8"/>mul dword [ebx]</text:p>
      <text:p text:style-name="P15"><text:s text:c="8"/>add dword [ecx + 4*esi + 4], eax</text:p>
      <text:p text:style-name="P15"><text:s text:c="8"/>add dword [ecx + 4*esi], edx</text:p>
      <text:p text:style-name="P15"><text:s text:c="8"/></text:p>
      <text:p text:style-name="P15"><text:s text:c="8"/>dec esi</text:p>
      <text:p text:style-name="P15"><text:s text:c="8"/>cmp esi, 0</text:p>
      <text:p text:style-name="P15"><text:s text:c="8"/>jge @mulN_x_32</text:p>
      <text:p text:style-name="P15"><text:s text:c="4"/>leave</text:p>
      <text:p text:style-name="P15"><text:s text:c="4"/>ret 16</text:p>
      <text:p text:style-name="P15"/>
      <text:p text:style-name="P15">MulN_x_N: <text:s text:c="34"/>; size, A, B, res</text:p>
      <text:p text:style-name="P15"><text:s text:c="4"/>push ebp</text:p>
      <text:p text:style-name="P15"><text:s text:c="4"/>mov ebp, esp</text:p>
      <text:p text:style-name="P15"><text:s text:c="4"/></text:p>
      <text:p text:style-name="P15"><text:s text:c="4"/>mov esi, dword [ebp + 20] <text:s text:c="14"/>; size</text:p>
      <text:p text:style-name="P15"><text:s text:c="4"/>dec esi <text:s text:c="32"/>; Making pointer to point on start of</text:p>
      <text:p text:style-name="P15"><text:s text:c="4"/>push esi <text:s text:c="31"/>; save pointer on the last element</text:p>
      <text:p text:style-name="P15"><text:s text:c="4"/>mov dword [i], esi <text:s text:c="21"/>; i - iterates over A's dwords</text:p>
      <text:p text:style-name="P15"><text:s text:c="4"/>mov dword [j], esi <text:s text:c="21"/>; j - iterates over B's dwords</text:p>
      <text:p text:style-name="P15"><text:s text:c="44"/>; base pointer: edi = i + j</text:p>
      <text:p text:style-name="P15"><text:s text:c="4"/>mov esi, dword [ebp + 16] <text:s text:c="14"/>; A</text:p>
      <text:p text:style-name="P15"><text:s text:c="4"/>mov ebx, dword [ebp + 12] <text:s text:c="14"/>; B</text:p>
      <text:p text:style-name="P15"><text:s text:c="4"/>mov edi, dword [ebp + 8] <text:s text:c="15"/>; result</text:p>
      <text:p text:style-name="P15"><text:s text:c="4"/></text:p>
      <text:p text:style-name="P15"><text:s text:c="4"/>@outerCycle:</text:p>
      <text:p text:style-name="P15"><text:s text:c="8"/>pop dword [j]</text:p>
      <text:p text:style-name="P15"><text:s text:c="8"/>push dword [j]</text:p>
      <text:p text:style-name="P15"><text:s text:c="8"/>@innerCycle:</text:p>
      <text:p text:style-name="P15"><text:s text:c="12"/>mov ecx, dword [i]</text:p>
      <text:p text:style-name="P15"><text:s text:c="12"/>mov eax, dword [esi + 4*ecx] <text:s text:c="3"/>; eax = dword [A + i]</text:p>
      <text:p text:style-name="P15"><text:s text:c="12"/>mov ecx, dword [j]</text:p>
      <text:p text:style-name="P15"><text:s text:c="12"/>mul dword [ebx + 4*ecx] <text:s text:c="8"/>; eax *= dword [B + j]</text:p>
      <text:p text:style-name="P15"><text:s text:c="12"/>add ecx, dword [i]</text:p>
      <text:p text:style-name="P15"><text:s text:c="12"/>add dword [edi + 4*ecx + 4], eax; res = dword [eax + i + j + 4], eax</text:p>
      <text:p text:style-name="P15"><text:s text:c="12"/>adc dword [edi + 4*ecx], edx <text:s text:c="3"/>; res = dword [eax + i + j], edx</text:p>
      <text:p text:style-name="P15"><text:s text:c="12"/>push ecx</text:p>
      <text:p text:style-name="P15"><text:s text:c="12"/>pushf</text:p>
      <text:p text:style-name="P15"><text:s text:c="12"/>@addcarryflag: <text:s text:c="17"/>; spread carry flag over all other digit numbers</text:p>
      <text:p text:style-name="P15"><text:s text:c="16"/>popf</text:p>
      <text:p text:style-name="P15"><text:s text:c="16"/>adc dword [edi + 4*ecx - 4], 0</text:p>
      <text:p text:style-name="P15"><text:s text:c="16"/>pushf</text:p>
      <text:p text:style-name="P15"><text:s text:c="16"/>dec ecx</text:p>
      <text:p text:style-name="P15"><text:s text:c="16"/>cmp ecx, 0</text:p>
      <text:p text:style-name="P15"><text:s text:c="16"/>jge @addcarryflag</text:p>
      <text:p text:style-name="P15"><text:s text:c="12"/>popf</text:p>
      <text:p text:style-name="P15"><text:s text:c="12"/>pop ecx</text:p>
      <text:p text:style-name="P15"><text:s text:c="12"/>mov eax, dword [j]</text:p>
      <text:p text:style-name="P15"><text:s text:c="12"/>dec eax</text:p>
      <text:p text:style-name="P15"><text:s text:c="12"/>mov dword [j], eax</text:p>
      <text:p text:style-name="P15"><text:s text:c="12"/>cmp eax, 0</text:p>
      <text:p text:style-name="P15"><text:s text:c="12"/>jge @innerCycle</text:p>
      <text:p text:style-name="P15"><text:s text:c="8"/>mov eax, dword [i]</text:p>
      <text:p text:style-name="P15"><text:s text:c="8"/>dec eax</text:p>
      <text:p text:style-name="P15"><text:s text:c="8"/>mov dword [i], eax</text:p>
      <text:p text:style-name="P15"><text:s text:c="8"/>cmp eax, 0</text:p>
      <text:p text:style-name="P15"><text:s text:c="8"/>jge @outerCycle</text:p>
      <text:p text:style-name="P15"><text:s text:c="4"/>leave</text:p>
      <text:p text:style-name="P15"><text:s text:c="4"/>ret 16</text:p>
      <text:p text:style-name="P15"><text:s text:c="4"/></text:p>
      <text:p text:style-name="P15">MulFactorial: <text:s text:c="30"/>; size, A, B 32 bit, res</text:p>
      <text:p text:style-name="P15"><text:s text:c="4"/>push ebp</text:p>
      <text:p text:style-name="P15"><text:s text:c="4"/>mov ebp, esp</text:p>
      <text:p text:style-name="P15"><text:s text:c="4"/></text:p>
      <text:p text:style-name="P15"><text:s text:c="4"/>mov esi, dword [ebp + 20] <text:s text:c="14"/>; A's size</text:p>
      <text:p text:style-name="P15"><text:s text:c="4"/>mov edi, dword [ebp + 16] <text:s text:c="14"/>; A</text:p>
      <text:p text:style-name="P15"><text:s text:c="4"/>mov ebx, dword [ebp + 12] <text:s text:c="14"/>; B 32 bit</text:p>
      <text:p text:style-name="P15"><text:s text:c="4"/>mov ecx, dword [ebp + 8] <text:s text:c="15"/>; buffer</text:p>
      <text:p text:style-name="P15"><text:soft-page-break/><text:s text:c="4"/>push ecx <text:s text:c="31"/>; save ecx if was used before</text:p>
      <text:p text:style-name="P15"><text:s text:c="4"/>push esi</text:p>
      <text:p text:style-name="P15"><text:s text:c="4"/>dec esi</text:p>
      <text:p text:style-name="P15"><text:s text:c="4"/>@mulFact:</text:p>
      <text:p text:style-name="P15"><text:s text:c="8"/>mov eax, dword [edi + 4*esi]</text:p>
      <text:p text:style-name="P15"><text:s text:c="8"/>mul ebx</text:p>
      <text:p text:style-name="P15"><text:s text:c="8"/>add dword [ecx + 4*esi], eax</text:p>
      <text:p text:style-name="P15"><text:s text:c="8"/>add dword [ecx + 4*esi - 4], edx</text:p>
      <text:p text:style-name="P15"><text:s text:c="8"/>dec esi</text:p>
      <text:p text:style-name="P15"><text:s text:c="8"/>cmp esi, 0</text:p>
      <text:p text:style-name="P15"><text:s text:c="8"/>jnz @mulFact</text:p>
      <text:p text:style-name="P15"><text:s text:c="4"/></text:p>
      <text:p text:style-name="P15"><text:s text:c="4"/>pop esi</text:p>
      <text:p text:style-name="P15"><text:s text:c="4"/>dec esi</text:p>
      <text:p text:style-name="P15"><text:s text:c="4"/>@swap: <text:s text:c="33"/>; mov result into A</text:p>
      <text:p text:style-name="P15"><text:s text:c="8"/>mov edx, dword [ecx + 4*esi]</text:p>
      <text:p text:style-name="P15"><text:s text:c="8"/>mov dword [ecx + 4*esi], 0</text:p>
      <text:p text:style-name="P15"><text:s text:c="8"/>mov dword [edi + esi*4], edx</text:p>
      <text:p text:style-name="P15"><text:s text:c="8"/>dec esi</text:p>
      <text:p text:style-name="P15"><text:s text:c="8"/>cmp esi, 0</text:p>
      <text:p text:style-name="P15"><text:s text:c="8"/>jge @swap</text:p>
      <text:p text:style-name="P15"><text:s text:c="4"/>pop ecx</text:p>
      <text:p text:style-name="P15"><text:s text:c="4"/>leave</text:p>
      <text:p text:style-name="P15"><text:s text:c="4"/>ret 16</text:p>
      <text:p text:style-name="P1"/>
      <text:p text:style-name="P2">Висновок:</text:p>
      <text:p text:style-name="P1">Під час виконання лабораторної роботи були покращені навички написання власних модулів, роботи з циклами, а також були закріпленні основні навички в операціях множення чисел з підвищеною розрядніст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,Bold" svg:font-family="'Times New Roman,Bold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1:05:05.763000000</meta:creation-date>
    <dc:date>2019-04-24T23:18:06.782326417</dc:date>
    <meta:editing-duration>PT2H20M3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5" meta:paragraph-count="241" meta:word-count="855" meta:character-count="5773" meta:non-whitespace-character-count="3787"/>
  </office:meta>
</office:document-meta>
</file>